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="2pt solid #000000" style:vertical-align="midd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7.5048333333333cm"/>
    </style:style>
    <style:style style:name="co3" style:family="table-column">
      <style:table-column-properties fo:break-before="auto" style:column-width="16.1713333333333cm"/>
    </style:style>
    <style:style style:name="co4" style:family="table-column">
      <style:table-column-properties fo:break-before="auto" style:column-width="12.8058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CASE ID</text:p>
          </table:table-cell>
          <table:table-cell office:value-type="string" table:style-name="ce1">
            <text:p>REQUIRMENT</text:p>
          </table:table-cell>
          <table:table-cell office:value-type="string" table:style-name="ce1">
            <text:p>TEST CASE</text:p>
          </table:table-cell>
          <table:table-cell table:number-columns-repeated="16381"/>
        </table:table-row>
        <table:table-row table:style-name="ro1">
          <table:table-cell office:value-type="float" office:value="328.67" table:style-name="ce1">
            <text:p>328.67</text:p>
          </table:table-cell>
          <table:table-cell office:value-type="string" table:style-name="ce2">
            <text:p>THE SYSTEM SHALL AUTOMATICALLY SET THE QUANTITY OF NEW ORDER ITEM ADDED TO 1</text:p>
          </table:table-cell>
          <table:table-cell office:value-type="string" table:style-name="ce1">
            <text:p>328.67.1) VERIFY THE SYSTEM AUTOMATICALLY SET THE NEW ORDER ITEM BY 0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3"/>
          <table:table-cell office:value-type="string" table:style-name="ce1">
            <text:p>328.67.2) VERIFY THE SYSTEM SHALL AUTOMATICALLY ADD 2 TO A NEW ORDER ITEM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328.67.3) VERIFY THE SYSTEM SHALL AUTOMATICALLY REDUCE THE NEW ORDER ITEM BY 1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328.67.4) VERIFY THE SYSTEM SHALL AUTOMATICALLY INCREASE THE NEW ORDER ITEM BY *OF 2</text:p>
          </table:table-cell>
          <table:table-cell table:number-columns-repeated="16381"/>
        </table:table-row>
        <table:table-row table:style-name="ro2">
          <table:table-cell office:value-type="float" office:value="328.78" table:style-name="ce1">
            <text:p>328.78</text:p>
          </table:table-cell>
          <table:table-cell office:value-type="string" table:style-name="ce1">
            <text:p>THE SYSTEM SHALL WARN THE USER BEFORE SAVING A CREATED ORDER THAT IS EMPTY,IF CONFIGURED SO</text:p>
          </table:table-cell>
          <table:table-cell office:value-type="string" table:style-name="ce1">
            <text:p>328.78.1) VERIFY THE SYSTEM SHALL ACCEPTS EMPTY ORDER WITHOUT WARNING THE USER</text:p>
          </table:table-cell>
          <table:table-cell table:number-columns-repeated="16381"/>
        </table:table-row>
        <table:table-row table:style-name="ro2">
          <table:table-cell table:style-name="ce1"/>
          <table:table-cell table:style-name="ce4"/>
          <table:table-cell office:value-type="string" table:style-name="ce1">
            <text:p>328.78.2) VERIFY THE SYSTEM SHALL SAVE AN EMPTY ORDER WITHOUT WARNING THE USER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328.78.3) VERIFY THE SYSTEM SHALL ALLOW EMPTY ORDER WITHOUT BEING CONFIGURED SO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328.78.4) VERIFY THE SYSTEM SHALL NOT ALLOW EMPTY ORDER WHEN CONFIGURED SO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328.78.5) VERIFY THE SYSTEM SHALL NOT GIVEV WARNING WHEN AN EMPTY ORDER IS <text:s/>SAVED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efosa harry Agbonkpolo</meta:initial-creator>
    <dc:creator>efosa harry Agbonkpolo</dc:creator>
    <meta:creation-date>2022-06-02T08:15:37Z</meta:creation-date>
    <dc:date>2022-06-02T11:01:16Z</dc:date>
  </office:meta>
</office:document-meta>
</file>